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1fc2ad"/>
    </style:style>
    <style:style style:name="P2" style:family="paragraph" style:parent-style-name="Standard">
      <style:text-properties officeooo:rsid="001fd662" officeooo:paragraph-rsid="001fd662"/>
    </style:style>
    <style:style style:name="P3" style:family="paragraph" style:parent-style-name="Standard">
      <style:text-properties fo:font-weight="bold" officeooo:rsid="002a581b" officeooo:paragraph-rsid="002a581b" style:font-weight-asian="bold" style:font-weight-complex="bold"/>
    </style:style>
    <style:style style:name="P4" style:family="paragraph" style:parent-style-name="Standard">
      <style:text-properties officeooo:rsid="002a581b" officeooo:paragraph-rsid="002a581b"/>
    </style:style>
    <style:style style:name="P5" style:family="paragraph" style:parent-style-name="Standard">
      <style:text-properties officeooo:rsid="002a581b" officeooo:paragraph-rsid="002be0f6"/>
    </style:style>
    <style:style style:name="P6" style:family="paragraph" style:parent-style-name="Standard">
      <style:text-properties officeooo:rsid="002be0f6" officeooo:paragraph-rsid="002be0f6"/>
    </style:style>
    <style:style style:name="P7" style:family="paragraph" style:parent-style-name="Standard">
      <style:text-properties officeooo:rsid="002c9f34" officeooo:paragraph-rsid="002c9f34"/>
    </style:style>
    <style:style style:name="P8" style:family="paragraph" style:parent-style-name="Standard">
      <style:text-properties officeooo:rsid="002d8eb0" officeooo:paragraph-rsid="002d8eb0"/>
    </style:style>
    <style:style style:name="P9" style:family="paragraph" style:parent-style-name="Text_20_body">
      <style:text-properties officeooo:paragraph-rsid="002c9f34"/>
    </style:style>
    <style:style style:name="T1" style:family="text">
      <style:text-properties officeooo:rsid="001fd6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3549" style:font-weight-asian="bold" style:font-weight-complex="bold"/>
    </style:style>
    <style:style style:name="T4" style:family="text">
      <style:text-properties fo:font-weight="bold" officeooo:rsid="002be0f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be0f6" style:font-weight-asian="normal" style:font-weight-complex="normal"/>
    </style:style>
    <style:style style:name="T7" style:family="text">
      <style:text-properties fo:font-weight="normal" officeooo:rsid="002c9f34" style:font-weight-asian="normal" style:font-weight-complex="normal"/>
    </style:style>
    <style:style style:name="T8" style:family="text">
      <style:text-properties fo:font-weight="normal" officeooo:rsid="002e881c" style:font-weight-asian="normal" style:font-weight-complex="normal"/>
    </style:style>
    <style:style style:name="T9" style:family="text">
      <style:text-properties officeooo:rsid="00203549"/>
    </style:style>
    <style:style style:name="T10" style:family="text">
      <style:text-properties officeooo:rsid="002a581b"/>
    </style:style>
    <style:style style:name="T11" style:family="text">
      <style:text-properties officeooo:rsid="002c9f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2">Nome: Wesley Antunes ,<text:span text:style-name="T9">Andre betti ,Gustavo keiser</text:span></text:p>
      <text:p text:style-name="P2">2Info1 </text:p>
      <text:p text:style-name="P2"><text:span text:style-name="T10">21</text:span>/03/19</text:p>
      <text:p text:style-name="P1"/>
      <text:p text:style-name="P4"><text:span text:style-name="T3">R</text:span><text:span text:style-name="T2">equisitos de negocio</text:span></text:p>
      <text:p text:style-name="P4"><text:span text:style-name="T2"/></text:p>
      <text:p text:style-name="P4"><text:span text:style-name="T2">podem </text:span><text:span text:style-name="T5">existir sem projeto</text:span></text:p>
      <text:p text:style-name="P4"><text:span text:style-name="T5"/></text:p>
      <text:p text:style-name="P4"><text:span text:style-name="T5">complementam o ponto de vista de um </text:span></text:p>
      <text:p text:style-name="P4"><text:span text:style-name="T5"/></text:p>
      <text:p text:style-name="P4"><text:span text:style-name="T5">Requisito Funcional</text:span></text:p>
      <text:p text:style-name="P4"><text:span text:style-name="T5">RF001 - O Sistema deve Calcular a multa por atraso <text:s text:c="2"/></text:span></text:p>
      <text:p text:style-name="P4"><text:span text:style-name="T5">//regra de negocio como e feito o calculo do atraso </text:span></text:p>
      <text:p text:style-name="P4"><text:span text:style-name="T5"/></text:p>
      <text:p text:style-name="P4"><text:span text:style-name="T5">Regra de negocio <text:s text:c="2"/>*Campos que devem ser cadastrados</text:span></text:p>
      <text:p text:style-name="P3">validações restrições cálculos leis e regulamento</text:p>
      <text:p text:style-name="P4"><text:span text:style-name="T5">*casos de uso </text:span></text:p>
      <text:p text:style-name="P4"><text:span text:style-name="T5">devem ser consideradas </text:span></text:p>
      <text:p text:style-name="P4"><text:span text:style-name="T5"/></text:p>
      <text:p text:style-name="P4"><text:span text:style-name="T5">RN001 – A multa por atraso e calculada </text:span></text:p>
      <text:p text:style-name="P4"><text:span text:style-name="T5">//oque e necessário saber para efetuar o calculo ,como e detalhado a regra </text:span></text:p>
      <text:p text:style-name="P4"><text:span text:style-name="T5"/></text:p>
      <text:p text:style-name="P3">Validações </text:p>
      <text:p text:style-name="P4"><text:span text:style-name="T5">provar a validade de dados </text:span></text:p>
      <text:p text:style-name="P4"><text:span text:style-name="T5">usuário - informar dados <text:s/>SISTEMA validando se esta certo ou não</text:span></text:p>
      <text:p text:style-name="P4"><text:span text:style-name="T5">Aceitar data padrão de dados ex maternidade</text:span></text:p>
      <text:p text:style-name="P4"><text:span text:style-name="T5">CEP validar se esta correto ou não consultar correios</text:span></text:p>
      <text:p text:style-name="P4"><text:span text:style-name="T5"/></text:p>
      <text:p text:style-name="P3"><text:span text:style-name="T11">significado “</text:span>restrição” limitação imposta em algo</text:p>
      <text:p text:style-name="P4"><text:span text:style-name="T5">só pode ser executada se os dados forem preenchidos</text:span></text:p>
      <text:p text:style-name="P4"><text:span text:style-name="T5">definições em <text:s/></text:span><text:span text:style-name="T7">todos os </text:span><text:span text:style-name="T5">campos </text:span><text:span text:style-name="T7">não necessaria</text:span></text:p>
      <text:p text:style-name="P4"><text:span text:style-name="T5"/></text:p>
      <text:p text:style-name="P4"><text:span text:style-name="T5">Sigaa tem normas e leis <text:s/>para seu sistema </text:span><text:span text:style-name="T7">funcionar</text:span></text:p>
      <text:p text:style-name="P4"><text:span text:style-name="T5"/></text:p>
      <text:p text:style-name="P9">Formato RN<text:span text:style-name="T11">(</text:span><text:span text:style-name="T7">Regra de </text:span><text:span text:style-name="T8">Negocio</text:span><text:span text:style-name="T11">)</text:span></text:p>
      <text:p text:style-name="P5"><text:span text:style-name="T6">Rn o sistema deve calcular o preço de um liquido do produto -</text:span></text:p>
      <text:p text:style-name="P5"><text:span text:style-name="T6"><text:s/>Requisito</text:span><text:span text:style-name="T5"> </text:span><text:span text:style-name="T4">OQUE O SISTEMA DEVE FAZER</text:span></text:p>
      <text:p text:style-name="P5"><text:span text:style-name="T6"/></text:p>
      <text:p text:style-name="P6"><text:span text:style-name="T5">Regra de Negosio <text:s/>preço liquido do produto e calculado como </text:span></text:p>
      <text:p text:style-name="P6"><text:span text:style-name="T2">COMO E FEITO <text:s/></text:span><text:span text:style-name="T5"><text:s/></text:span></text:p>
      <text:p text:style-name="P6"><text:span text:style-name="T5"/></text:p>
      <text:p text:style-name="P6"><text:span text:style-name="T5">ex-1</text:span></text:p>
      <text:p text:style-name="P6"><text:span text:style-name="T5">preço do produto = total <text:s/>R$10,00</text:span></text:p>
      <text:p text:style-name="P6"><text:span text:style-name="T5">Impostos = 5%</text:span></text:p>
      <text:p text:style-name="P6"><text:span text:style-name="T5">preço liquido do produto = 9,50 </text:span></text:p>
      <text:p text:style-name="P4"><text:span text:style-name="T5"/></text:p>
      <text:p text:style-name="P6"><text:span text:style-name="T5">ex-2</text:span></text:p>
      <text:p text:style-name="P7"><text:span text:style-name="T5">Rn001 – a multa por atraso e calculada como (rf001)associado</text:span></text:p>
      <text:p text:style-name="P6"><text:span text:style-name="T5">Multa </text:span><text:span text:style-name="T7">por atraso e calculada como ex qtd dias qtd valor dias </text:span></text:p>
      <text:p text:style-name="P6"><text:span text:style-name="T5">Multa = QNTDatraso * ValorMultaDia</text:span></text:p>
      <text:p text:style-name="P6"><text:soft-page-break/><text:span text:style-name="T5"/></text:p>
      <text:p text:style-name="P7"><text:span text:style-name="T5">Regra colocar exemplos</text:span></text:p>
      <text:p text:style-name="P7"><text:span text:style-name="T5">alunos não matriculados</text:span></text:p>
      <text:p text:style-name="P7"><text:span text:style-name="T5"><text:s/>aluno só pode retirar livro da biblioteca se e somente se tiver matriculado</text:span></text:p>
      <text:p text:style-name="P7"><text:span text:style-name="T5"/></text:p>
      <text:p text:style-name="P7"><text:span text:style-name="T5">alunos formados não deve ser considerado matriculado portanto não deve permitir o empréstimo do livro </text:span></text:p>
      <text:p text:style-name="P7"><text:span text:style-name="T5">um aluno matriculado deve estar obrigatoriamente matriculado no curso </text:span></text:p>
      <text:p text:style-name="P7"><text:span text:style-name="T5">//alunos da faculdade ???</text:span></text:p>
      <text:p text:style-name="P7"><text:span text:style-name="T5">trancou curso transferência</text:span></text:p>
      <text:p text:style-name="P7"><text:span text:style-name="T5"/></text:p>
      <text:p text:style-name="P8"><text:span text:style-name="T5">SIGAA</text:span></text:p>
      <text:p text:style-name="P8"><text:span text:style-name="T5">RF001 O sistema deve disponibilizar 3 notas por trimestre</text:span></text:p>
      <text:p text:style-name="P8"><text:span text:style-name="T5"/></text:p>
      <text:p text:style-name="P8"><text:span text:style-name="T5"/></text:p>
      <text:p text:style-name="P8"><text:span text:style-name="T5">RN001 –nota do aluno e calculada (RF001)</text:span></text:p>
      <text:p text:style-name="P8"><text:span text:style-name="T5">De acordo com os pesos em cada nota</text:span></text:p>
      <text:p text:style-name="P8"><text:span text:style-name="T5">Soma de notas deve ficar azul se nota for maior que 7 senao ficar vermelha</text:span></text:p>
      <text:p text:style-name="P8"><text:span text:style-name="T5"/></text:p>
      <text:p text:style-name="P8"><text:span text:style-name="T5">Media deve ficar azul se for maior que 7 e vermelha se for menor </text:span></text:p>
      <text:p text:style-name="P8"><text:span text:style-name="T5"/></text:p>
      <text:p text:style-name="P8"><text:span text:style-name="T5">media final </text:span></text:p>
      <text:p text:style-name="P8"><text:span text:style-name="T5">acontece a soma das 3 medias dos trimestres se media &gt;7 aluno aprovado senao tera que fazer deperndencia </text:span></text:p>
      <text:p text:style-name="P8"><text:span text:style-name="T5">se exame &gt;= 7 aluno aprovado </text:span></text:p>
      <text:p text:style-name="P8"><text:span text:style-name="T5">senao aprovado em dependencia</text:span></text:p>
      <text:p text:style-name="P8"><text:span text:style-name="T5">se dependencia for maior que duas matérias reprovado senao </text:span></text:p>
      <text:p text:style-name="P8"><text:span text:style-name="T5">aluno com dependencia</text:span></text:p>
      <text:p text:style-name="P8"><text:span text:style-name="T5"><text:s/></text:span></text:p>
      <text:p text:style-name="P8"><text:span text:style-name="T5">RN002 </text:span><text:span text:style-name="T8">Sistema somente permite o cadastro de alunos e funcionarios</text:span></text:p>
      <text:p text:style-name="P8"><text:span text:style-name="T5"/></text:p>
      <text:p text:style-name="P8"><text:span text:style-name="T5">RN00</text:span><text:span text:style-name="T8">3 Aluno pode somente observar sua nota</text:span></text:p>
      <text:p text:style-name="P8"><text:span text:style-name="T5"/></text:p>
      <text:p text:style-name="P8"><text:span text:style-name="T5">RN00</text:span><text:span text:style-name="T8">4 Somente docente com acesso a nota alterar a nota</text:span></text:p>
      <text:p text:style-name="P8"><text:span text:style-name="T8"/></text:p>
      <text:p text:style-name="P8"><text:span text:style-name="T5">RN00</text:span><text:span text:style-name="T8">5 Somente os pais podem ter acesso ao usuario do aluno </text:span></text:p>
      <text:p text:style-name="P8"><text:span text:style-name="T5">RN005</text:span></text:p>
      <text:p text:style-name="P4"><text:span text:style-name="T5"/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52:06.462986269</meta:creation-date>
    <dc:date>2019-03-21T13:41:52.134163262</dc:date>
    <meta:editing-duration>PT9M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415" meta:character-count="2473" meta:non-whitespace-character-count="2081"/>
  </office:meta>
</office:document-meta>
</file>